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900000537D38BD0D596FD7C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098in" svg:y="0.0256in" svg:width="2.0516in" svg:height="10.4807in" draw:z-index="0"><draw:image xlink:href="Pictures/10000001000000F900000537D38BD0D596FD7C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21:58:34.898415526</meta:creation-date>
    <dc:date>2024-06-28T22:00:39.726314378</dc:date>
    <meta:editing-duration>PT2M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